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1.524cm" svg:x="7.35cm" svg:y="1.508cm">
          <text:p text:style-name="P1">Recebe mensagem ApplPk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053cm" svg:height="1.905cm" svg:x="7.377cm" svg:y="4.302cm">
          <text:p text:style-name="P2"><text:span text:style-name="T1">é </text:span><text:span text:style-name="T1">Broadcas</text:span><text:span text:style-name="T1">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8" draw:id="id8" draw:layer="layout" svg:width="5.08cm" svg:height="1.524cm" svg:x="7.35cm" svg:y="23.606cm">
          <text:p text:style-name="P1">Adiciona controlInfo</text:p>
          <text:p text:style-name="P1">Envia para MA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23cm" svg:height="0.725cm" svg:x="5.743cm" svg:y="4.466cm">
          <draw:text-box>
            <text:p><text:span text:style-name="T2">Sim</text:span></text:p>
          </draw:text-box>
        </draw:frame>
        <draw:custom-shape draw:style-name="gr1" draw:text-style-name="P1" xml:id="id5" draw:id="id5" draw:layer="layout" svg:width="5.08cm" svg:height="1.524cm" svg:x="7.35cm" svg:y="13.7cm">
          <text:p text:style-name="P1"><text:span text:style-name="T2">Adiciona</text:span></text:p>
          <text:p text:style-name="P1"><text:span text:style-name="T2"><text:s/></text:span><text:span text:style-name="T2">ApplPkt ao PktMa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053cm" svg:height="1.905cm" svg:x="7.377cm" svg:y="7.35cm">
          <text:p text:style-name="P2"><text:span text:style-name="T1">Já existe caminh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" draw:id="id4" draw:layer="layout" svg:width="5.053cm" svg:height="1.905cm" svg:x="7.377cm" svg:y="10.525cm">
          <text:p text:style-name="P2"><text:span text:style-name="T1">DestAddr == myNetwAdd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" draw:id="id6" draw:layer="layout" svg:width="5.08cm" svg:height="1.524cm" svg:x="7.35cm" svg:y="16.621cm">
          <text:p text:style-name="P1"><text:span text:style-name="T2">nodeSeqNo++</text:span></text:p>
          <text:p text:style-name="P1"><text:span text:style-name="T2">RREQIDCounter++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08cm" svg:height="1.524cm" svg:x="7.35cm" svg:y="19.415cm">
          <text:p text:style-name="P1"><text:span text:style-name="T2">Cria RREQ para destAddr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s" svg:x1="9.89cm" svg:y1="3.032cm" svg:x2="9.904cm" svg:y2="4.302cm" draw:start-shape="id1" draw:start-glue-point="2" draw:end-shape="id2" draw:end-glue-point="4" svg:d="m9890 3032v502l14 266v502">
          <text:p/>
        </draw:connector>
        <draw:connector draw:style-name="gr5" draw:text-style-name="P4" draw:layer="layout" draw:type="lines" svg:x1="9.904cm" svg:y1="6.207cm" svg:x2="9.904cm" svg:y2="7.35cm" draw:start-shape="id2" draw:start-glue-point="6" draw:end-shape="id3" draw:end-glue-point="4" svg:d="m9904 6207v501 140 502">
          <text:p/>
        </draw:connector>
        <draw:connector draw:style-name="gr5" draw:text-style-name="P4" draw:layer="layout" draw:type="lines" svg:x1="9.904cm" svg:y1="9.255cm" svg:x2="9.904cm" svg:y2="10.525cm" draw:start-shape="id3" draw:start-glue-point="6" draw:end-shape="id4" draw:end-glue-point="4" svg:d="m9904 9255v501 267 502">
          <text:p/>
        </draw:connector>
        <draw:line draw:style-name="gr5" draw:text-style-name="P4" draw:layer="layout" svg:x1="10.017cm" svg:y1="12.43cm" svg:x2="10.017cm" svg:y2="13.7cm">
          <text:p/>
        </draw:line>
        <draw:connector draw:style-name="gr5" draw:text-style-name="P4" draw:layer="layout" draw:type="lines" svg:x1="9.89cm" svg:y1="15.224cm" svg:x2="9.89cm" svg:y2="16.621cm" draw:start-shape="id5" draw:start-glue-point="2" draw:end-shape="id6" draw:end-glue-point="0" svg:d="m9890 15224v501 395 501">
          <text:p/>
        </draw:connector>
        <draw:connector draw:style-name="gr5" draw:text-style-name="P4" draw:layer="layout" draw:type="lines" svg:x1="9.89cm" svg:y1="18.145cm" svg:x2="9.89cm" svg:y2="19.415cm" draw:start-shape="id6" draw:start-glue-point="2" draw:end-shape="id7" draw:end-glue-point="0" svg:d="m9890 18145v501 268 501">
          <text:p/>
        </draw:connector>
        <draw:connector draw:style-name="gr5" draw:text-style-name="P4" draw:layer="layout" draw:type="lines" svg:x1="9.89cm" svg:y1="20.939cm" svg:x2="9.89cm" svg:y2="23.606cm" draw:start-shape="id7" draw:start-glue-point="2" draw:end-shape="id8" draw:end-glue-point="0" svg:d="m9890 20939v501 1665 501">
          <text:p/>
        </draw:connector>
        <draw:connector draw:style-name="gr5" draw:text-style-name="P4" draw:layer="layout" draw:type="lines" draw:line-skew="-2.065cm -2.039cm" svg:x1="7.377cm" svg:y1="5.255cm" svg:x2="7.35cm" svg:y2="24.368cm" draw:start-shape="id2" draw:start-glue-point="5" draw:end-shape="id8" svg:d="m7377 5255h-2567v19113h2540">
          <text:p/>
        </draw:connector>
        <draw:connector draw:style-name="gr5" draw:text-style-name="P4" draw:layer="layout" draw:type="lines" draw:line-skew="7.119cm 7.118cm" svg:x1="12.43cm" svg:y1="8.303cm" svg:x2="12.43cm" svg:y2="24.368cm" draw:start-shape="id3" draw:start-glue-point="7" draw:end-shape="id8" svg:d="m12430 8303h7620v16065h-7620">
          <text:p/>
        </draw:connector>
        <draw:custom-shape draw:style-name="gr1" draw:text-style-name="P1" xml:id="id9" draw:id="id9" draw:layer="layout" svg:width="5.08cm" svg:height="1.524cm" svg:x="13.954cm" svg:y="10.679cm">
          <text:p text:style-name="P1">Apaga ApplPk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s" svg:x1="12.43cm" svg:y1="11.478cm" svg:x2="13.954cm" svg:y2="11.441cm" draw:start-shape="id4" draw:start-glue-point="7" draw:end-shape="id9" draw:end-glue-point="3" svg:d="m12430 11478h501l522-37h501">
          <text:p/>
        </draw:connector>
        <draw:frame draw:style-name="gr3" draw:text-style-name="P3" draw:layer="layout" svg:width="1.23cm" svg:height="0.725cm" svg:x="12.347cm" svg:y="7.604cm">
          <draw:text-box>
            <text:p><text:span text:style-name="T2">Sim</text:span></text:p>
          </draw:text-box>
        </draw:frame>
        <draw:frame draw:style-name="gr3" draw:text-style-name="P3" draw:layer="layout" svg:width="1.23cm" svg:height="0.725cm" svg:x="12.176cm" svg:y="10.779cm">
          <draw:text-box>
            <text:p><text:span text:style-name="T2">Sim</text:span></text:p>
          </draw:text-box>
        </draw:frame>
        <draw:frame draw:style-name="gr3" draw:text-style-name="P3" draw:layer="layout" svg:width="1.281cm" svg:height="0.725cm" svg:x="9.89cm" svg:y="9.382cm">
          <draw:text-box>
            <text:p><text:span text:style-name="T2">Não</text:span></text:p>
          </draw:text-box>
        </draw:frame>
        <draw:frame draw:style-name="gr3" draw:text-style-name="P3" draw:layer="layout" svg:width="1.281cm" svg:height="0.725cm" svg:x="9.917cm" svg:y="6.244cm">
          <draw:text-box>
            <text:p><text:span text:style-name="T2">Não</text:span></text:p>
          </draw:text-box>
        </draw:frame>
        <draw:frame draw:style-name="gr3" draw:text-style-name="P3" draw:layer="layout" svg:width="1.281cm" svg:height="0.725cm" svg:x="10.006cm" svg:y="12.43cm">
          <draw:text-box>
            <text:p><text:span text:style-name="T2">Nã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9T09:37:39</meta:creation-date>
    <dc:date>2012-10-29T10:33:51</dc:date>
    <dc:creator>mnobrega </dc:creator>
    <meta:editing-duration>PT26M</meta:editing-duration>
    <meta:editing-cycles>2</meta:editing-cycles>
    <meta:generator>LibreOffice/3.5$Linux_X86_64 LibreOffice_project/350m1$Build-2</meta:generator>
    <meta:document-statistic meta:object-count="25"/>
  </office:meta>
</office:document-meta>
</file>